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ae4" officeooo:paragraph-rsid="001e7ae4"/>
    </style:style>
    <style:style style:name="P2" style:family="paragraph" style:parent-style-name="Standard">
      <style:text-properties officeooo:rsid="001e7ae4" officeooo:paragraph-rsid="0020f1ed"/>
    </style:style>
    <style:style style:name="P3" style:family="paragraph" style:parent-style-name="Standard">
      <style:paragraph-properties fo:text-align="center" style:justify-single-word="false"/>
      <style:text-properties fo:font-size="18pt" officeooo:rsid="001e7ae4" officeooo:paragraph-rsid="001e7ae4" style:font-size-asian="15.75pt" style:font-size-complex="18pt"/>
    </style:style>
    <style:style style:name="P4" style:family="paragraph" style:parent-style-name="Standard">
      <style:text-properties officeooo:rsid="002044f5" officeooo:paragraph-rsid="002044f5"/>
    </style:style>
    <style:style style:name="P5" style:family="paragraph" style:parent-style-name="Standard">
      <style:text-properties officeooo:rsid="002044f5" officeooo:paragraph-rsid="00224658"/>
    </style:style>
    <style:style style:name="P6" style:family="paragraph" style:parent-style-name="Standard">
      <style:text-properties officeooo:rsid="0020f1ed" officeooo:paragraph-rsid="0020f1ed"/>
    </style:style>
    <style:style style:name="P7" style:family="paragraph" style:parent-style-name="Standard">
      <style:text-properties officeooo:rsid="00224658" officeooo:paragraph-rsid="00224658"/>
    </style:style>
    <style:style style:name="P8" style:family="paragraph" style:parent-style-name="Standard">
      <style:text-properties fo:font-size="15pt" officeooo:rsid="001e7ae4" officeooo:paragraph-rsid="001e7ae4" style:font-size-asian="15pt" style:font-size-complex="15pt"/>
    </style:style>
    <style:style style:name="P9" style:family="paragraph" style:parent-style-name="Standard">
      <style:text-properties fo:font-size="15pt" officeooo:rsid="001e7ae4" officeooo:paragraph-rsid="0020f1ed" style:font-size-asian="15pt" style:font-size-complex="15pt"/>
    </style:style>
    <style:style style:name="P10" style:family="paragraph" style:parent-style-name="Standard">
      <style:text-properties fo:font-size="15pt" officeooo:rsid="00240165" officeooo:paragraph-rsid="00240165" style:font-size-asian="15pt" style:font-size-complex="15pt"/>
    </style:style>
    <style:style style:name="P11" style:family="paragraph" style:parent-style-name="Standard">
      <style:text-properties fo:font-size="15pt" officeooo:rsid="0025026a" officeooo:paragraph-rsid="0025026a" style:font-size-asian="15pt" style:font-size-complex="15pt"/>
    </style:style>
    <style:style style:name="P12" style:family="paragraph" style:parent-style-name="Standard">
      <style:text-properties officeooo:rsid="00240165" officeooo:paragraph-rsid="00240165"/>
    </style:style>
    <style:style style:name="P13" style:family="paragraph" style:parent-style-name="Standard">
      <style:text-properties officeooo:rsid="0025026a" officeooo:paragraph-rsid="0025026a"/>
    </style:style>
    <style:style style:name="P14" style:family="paragraph" style:parent-style-name="Standard">
      <style:text-properties officeooo:rsid="0025026a" officeooo:paragraph-rsid="0025fe5e"/>
    </style:style>
    <style:style style:name="P15" style:family="paragraph" style:parent-style-name="Standard">
      <style:text-properties officeooo:rsid="0025fe5e" officeooo:paragraph-rsid="0025fe5e"/>
    </style:style>
    <style:style style:name="P16" style:family="paragraph" style:parent-style-name="Standard">
      <style:text-properties fo:font-size="12pt" officeooo:rsid="0025026a" officeooo:paragraph-rsid="0025fe5e" style:font-size-asian="12pt" style:font-size-complex="12pt"/>
    </style:style>
    <style:style style:name="P17" style:family="paragraph" style:parent-style-name="Standard">
      <style:text-properties fo:font-size="12pt" officeooo:rsid="0025026a" officeooo:paragraph-rsid="0025026a" style:font-size-asian="12pt" style:font-size-complex="12pt"/>
    </style:style>
    <style:style style:name="P18" style:family="paragraph" style:parent-style-name="Standard">
      <style:text-properties officeooo:rsid="00284d59" officeooo:paragraph-rsid="00284d59"/>
    </style:style>
    <style:style style:name="T1" style:family="text">
      <style:text-properties officeooo:rsid="0020f1ed"/>
    </style:style>
    <style:style style:name="T2" style:family="text">
      <style:text-properties officeooo:rsid="00224658"/>
    </style:style>
    <style:style style:name="T3" style:family="text">
      <style:text-properties officeooo:rsid="0025026a"/>
    </style:style>
    <style:style style:name="T4" style:family="text">
      <style:text-properties officeooo:rsid="0025fe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r: Artur Tkaczyk</text:p>
      <text:p text:style-name="P1">Nr. indeksu: 269356</text:p>
      <text:p text:style-name="P1"/>
      <text:p text:style-name="P3">DOKUMENTACJA</text:p>
      <text:p text:style-name="P1"/>
      <text:p text:style-name="P8">Temat:</text:p>
      <text:p text:style-name="P1">Na wejście otrzymujemy pewną liczbę paczek o podanych wymiarach. Każda paczka może pomieścić w sobie co najwyżej jedną paczkę. Zaproponować algorytm</text:p>
      <text:p text:style-name="P1">który oblicza najmniejszą możliwą do otrzymania pojemność wszystkich paczek.</text:p>
      <text:p text:style-name="P1"/>
      <text:p text:style-name="P8">Proponowane rozwiązania:</text:p>
      <text:p text:style-name="P1">1.Rozwiązanie 1:</text:p>
      <text:p text:style-name="P1">- Porównujemy wszystkie paczki ze sobą, żeby znaleźć wszystkie sytuacje, w których możemy włożyć jedną paczkę do drugiej.</text:p>
      <text:p text:style-name="P1"><text:s text:c="2"/>Każda paczka ma wskazania na paczki od niej mniejsze i większe</text:p>
      <text:p text:style-name="P1">- Dokonujemy sortowania topologicznego. Wszystkie paczki większe znajdują się teraz na początku wektora</text:p>
      <text:p text:style-name="P1">- Wywołujemy funkcję rekurencyjną, która:</text:p>
      <text:p text:style-name="P1"><text:tab/>- Pobiera pierwszy element wektora</text:p>
      <text:p text:style-name="P1"><text:tab/>- Przeszukuje wszystkie paczki, które mogą się do niej zmieścić i dla każdej z nich łączy paczki</text:p>
      <text:p text:style-name="P1"><text:tab/>- Nowy wektor zmniejszony o 1 wysyła do funkcji rekurencyjnej</text:p>
      <text:p text:style-name="P1"><text:tab/>- Zwraca najmniejszą zwróconą wartością</text:p>
      <text:p text:style-name="P1"><text:tab/>- W przypadku, gdy nie ma ani jednej mniejszej paczki, to wywołuje funkcję rekurencyjną dla pozostałych paczek,</text:p>
      <text:p text:style-name="P1"><text:tab/> <text:s/>a zwróconą wartość dodaje do pojemności pierwszego elementu</text:p>
      <text:p text:style-name="P1">2.Rozwiązanie 2:</text:p>
      <text:p text:style-name="P1">Rozwiązanie jest prawie takie samo jak pierwsze. Różnica polega na tym, że w drugim rozwiązaniu algorytm usuwa niepotrzebne krawędzie, a więc</text:p>
      <text:p text:style-name="P1">zmniejsza liczbę ścieżek, którymi należy przejść, by znaleźć rozwiązanie. Niepotrzebne krawędzie to te, które łączą paczki, które mogą mieć między</text:p>
      <text:p text:style-name="P1">sobą jeszcze co najmniej jedną paczkę</text:p>
      <text:p text:style-name="P1">np.</text:p>
      <text:p text:style-name="P1">gdy <text:s/>a &gt; b &gt; c</text:p>
      <text:p text:style-name="P1">to połączenie między a i c jest niepotrzebne</text:p>
      <text:p text:style-name="P1"/>
      <text:p text:style-name="P8">Złożoność asymptotyczna rozwiązania 1:</text:p>
      <text:p text:style-name="P1"/>
      <text:p text:style-name="P4">1) Wyszukanie zależności</text:p>
      <text:p text:style-name="P4">T(n) = (n-1) + (n-2) + … + 1 = (n^2)/2 = O(n^2)</text:p>
      <text:p text:style-name="P4"/>
      <text:p text:style-name="P4">2) Sortowanie topologiczne</text:p>
      <text:p text:style-name="P4">T(n) = n + … + 2 = O(n^2)</text:p>
      <text:p text:style-name="P4"/>
      <text:p text:style-name="P4">3) Kopiowanie wektora paczek</text:p>
      <text:p text:style-name="P4">T(n) = O(n^3)</text:p>
      <text:p text:style-name="P4"/>
      <text:p text:style-name="P4">4) Funkcja rekurencyjna</text:p>
      <text:p text:style-name="P4">T(n) = (n-1)O(n^3) + (n-1)T(n-1)</text:p>
      <text:p text:style-name="P4">T(n) – (n-1)T(n-1) = O(n^4)</text:p>
      <text:p text:style-name="P4"><text:s/>równanie charakterystyczne równania jednorodnego: r – (n-1) = 0</text:p>
      <text:p text:style-name="P4"><text:soft-page-break/>równanie charakterystyczne: (r-n+1)(r-1)^5=0</text:p>
      <text:p text:style-name="P4">pierwiastki równania charakterystycznego:</text:p>
      <text:p text:style-name="P4">r1 = n-1</text:p>
      <text:p text:style-name="P4">r2 = 1 (pięciokrotny)</text:p>
      <text:p text:style-name="P4"/>
      <text:p text:style-name="P4">Wynik: <text:s/>T(n) = A(n-1)^n + Bn^4 + Cn^3 + Dn^2 + En + F</text:p>
      <text:p text:style-name="P6">T(n) = O(n^n)</text:p>
      <text:p text:style-name="P6"/>
      <text:p text:style-name="P6">5) Całość</text:p>
      <text:p text:style-name="P6">T(n) = O(n^n) + O(n^2) + O(n^2) = O(n^n)</text:p>
      <text:p text:style-name="P6"/>
      <text:p text:style-name="P9">Złożoność asymptotyczna rozwiązania <text:span text:style-name="T1">2</text:span>:</text:p>
      <text:p text:style-name="P2"/>
      <text:p text:style-name="P6">Punkty 1, 2 i 3 jak powyżej</text:p>
      <text:p text:style-name="P6"/>
      <text:p text:style-name="P6">4) Zmniejszanie liczby krawędzi</text:p>
      <text:p text:style-name="P6">T(n) = O(n^4)</text:p>
      <text:p text:style-name="P6"/>
      <text:p text:style-name="P6">5) Funkcja rekurencyjna</text:p>
      <text:p text:style-name="P7">T(n) = xO(n^3) + xT(n-x-1)</text:p>
      <text:p text:style-name="P7"/>
      <text:p text:style-name="P7">x – ilość powiązanych paczek do przeszukania</text:p>
      <text:p text:style-name="P7"/>
      <text:p text:style-name="P7">T(n) – xT(n-x-1) = O(n^3)</text:p>
      <text:p text:style-name="P7"/>
      <text:p text:style-name="P5">równanie charakterystyczne równania jednorodnego: r<text:span text:style-name="T2">^(x+1)</text:span> – <text:span text:style-name="T2">x</text:span> = 0</text:p>
      <text:p text:style-name="P5">równanie charakterystyczne: (r<text:span text:style-name="T2">^(x+1)</text:span> – <text:span text:style-name="T2">x</text:span>)(r-1)^<text:span text:style-name="T2">4</text:span>=0</text:p>
      <text:p text:style-name="P5"/>
      <text:p text:style-name="P5">pierwiastki równania charakterystycznego:</text:p>
      <text:p text:style-name="P5">r1 = <text:span text:style-name="T2">x^(1/(x+1))</text:span></text:p>
      <text:p text:style-name="P5">r2 = 1 (<text:span text:style-name="T2">czterokrotny</text:span>)</text:p>
      <text:p text:style-name="P5"/>
      <text:p text:style-name="P7">Wynik: T(n) = Ax^(n/(x+1)) + Bn^3 + Cn^2 + Dn + E</text:p>
      <text:p text:style-name="P7">T(n) = O(x^(n/(x+1)))</text:p>
      <text:p text:style-name="P7"><text:s/></text:p>
      <text:p text:style-name="P7">6) Całość:</text:p>
      <text:p text:style-name="P7">T(n) = O(x^(n/(x+1))) <text:span text:style-name="T1">+ O(n^2) + O(n^2) </text:span>+ O(n^4)</text:p>
      <text:p text:style-name="P7">T(n) = O(x^(n/(x+1)))</text:p>
      <text:p text:style-name="P7"/>
      <text:p text:style-name="P10">Testowanie:</text:p>
      <text:p text:style-name="P12">1) Dla obydwu rozwiązań wyliczyłem wynik dla danych z plików b.txt, c.txt, d.txt</text:p>
      <text:p text:style-name="P12">Wyniki dla obu rozwiązań są takie same</text:p>
      <text:p text:style-name="P12">2) Dla obydwu rozwiązań wyliczyłem wynik dla danych z plików test1.txt, test2.txt, test3.txt</text:p>
      <text:p text:style-name="P12">Wszystkie te pliki były przygotowane w taki sposób, że z góry wiadomo było jaki jest poprawny wynik:</text:p>
      <text:p text:style-name="P12">- <text:span text:style-name="T3">stworzyłem ciąg paczek, które na pewno nie mają żadnej zależności między sobą</text:span></text:p>
      <text:p text:style-name="P12">- <text:span text:style-name="T3">następnie dla każdej z tych paczek wygenerowałem ciąg paczek o zmniejszających się wymiarach</text:span></text:p>
      <text:p text:style-name="P12">- <text:span text:style-name="T3">poprawny wynik jest sumą pojemności wszystkich paczek stworzonych na początku</text:span></text:p>
      <text:p text:style-name="P13">Wyniki dla tych rozwiązań były zgodne z przewidywanymi wynikami</text:p>
      <text:p text:style-name="P13">3) Testowanie wydajności – wykorzystałem 2 ostatnie tryby pracy programu do przetestowania czasu pracy algorytmu</text:p>
      <text:p text:style-name="P13"/>
      <text:p text:style-name="P11"><text:soft-page-break/>Program:</text:p>
      <text:p text:style-name="P17">1) Klasa paczka – reprezentuje jedną paczkę w programie</text:p>
      <text:p text:style-name="P17">- wymiary – tablica zawierająca wymiary paczki, wartości w tablicy są posortowane</text:p>
      <text:p text:style-name="P17"/>
      <text:p text:style-name="P17">- większe - wskazania na paczki większe od niej, czyli te, które mogą pomieścić ta paczkę</text:p>
      <text:p text:style-name="P17"/>
      <text:p text:style-name="P17">- mniejsze - wskazania na paczki mniejsze od niej, czyli te, które mogą zostać umieszczone wewnątrz tej paczki</text:p>
      <text:p text:style-name="P17"/>
      <text:p text:style-name="P16">- <text:span text:style-name="T4">paczka(double a, double b, double c) - Konstruktor ze wszystkimi wymiarami jako argumentami. Konstruktor ponadto dokonuje od razu sortowania wymiarów. Ma to na celu ułatwienie wyszukania zależności pomiędzy paczkami.</text:span></text:p>
      <text:p text:style-name="P16"/>
      <text:p text:style-name="P14">- <text:span text:style-name="T4">void sprawdzZaleznosc(paczka &amp;p) - Wyszukuje zależności pomiędzy ta paczka, a paczka p, a nastęnie jeśli ja znajdzie to uzupełnia w obydwu paczkach listy "wieksze" i "mniejsze"</text:span></text:p>
      <text:p text:style-name="P14"/>
      <text:p text:style-name="P14">- <text:span text:style-name="T4">void usunPowiazania() - Usuwa wszystkie wskazania na ta paczkę, które znajdują się w listach "wieksze", "mniejsze" pozostałych paczek</text:span></text:p>
      <text:p text:style-name="P14"/>
      <text:p text:style-name="P15">2) Funkcje służące do generowania danych i funkcje służące do wyliczenia szukanego wyniku</text:p>
      <text:p text:style-name="P15"/>
      <text:p text:style-name="P15">- void generowanie(vector&lt;paczka*&gt; &amp;dane, int ilosc) - Generowanie danych wejściowych dla algorytmu.</text:p>
      <text:p text:style-name="P15"><text:s text:c="3"/>dane - vector paczek, który będzie uzupełniony losowymi danymi z tej funkcji</text:p>
      <text:p text:style-name="P15"><text:s text:c="3"/>ilosc - ilość paczek do wylosowania</text:p>
      <text:p text:style-name="P15"/>
      <text:p text:style-name="P15">- double funkcja(vector&lt;paczka*&gt; &amp;dane) - Główna funkcja dla algorytmu. Jej zadaniem jest przygotowanie danych wejściowych (stworzenie połączeń miedzy paczkami itp.), a następnie wywołuje dla nich funkcje rekurencyjną</text:p>
      <text:p text:style-name="P15"><text:s text:c="2"/>dane - dane wejściowe</text:p>
      <text:p text:style-name="P15"><text:s text:c="2"/>@return pojemność pozostałych paczek - wynik końcowy algorytmu</text:p>
      <text:p text:style-name="P15"/>
      <text:p text:style-name="P15">- double funkcjaRekurencyjna(vector&lt;paczka*&gt; &amp;dane) - Funkcja rekurencyjna która wyszukuje rozwiązania dla danego wektora paczek. Funkcja ta "wkłada" jedna paczkę do drugiej, a następnie dla zmniejszonego wektora paczek wywołuje ta sama funkcje</text:p>
      <text:p text:style-name="P15"><text:s text:c="3"/>dane - wektor paczek (także paczki która zawierają już inną paczkę)</text:p>
      <text:p text:style-name="P15"><text:s text:c="3"/>@return minimalna pojemność dla danego wektora paczek</text:p>
      <text:p text:style-name="P15"/>
      <text:p text:style-name="P15">- void copyVector(vector&lt;paczka*&gt; &amp;original, vector&lt;paczka*&gt; &amp;copied) - Kopiuje wektor paczek original do wektora copied</text:p>
      <text:p text:style-name="P15"/>
      <text:p text:style-name="P15">- void zmniejszLiczbeKrawedzi(vector&lt;paczka*&gt; &amp;dane) - Usuwa z wektora "dane" wszystkie powiązania, które i tak nie maja żadnego sensu</text:p>
      <text:p text:style-name="P15"/>
      <text:p text:style-name="P18">Wyniki:</text:p>
      <text:p text:style-name="P18">- Rozwiązanie 2 dla danych: 3 10 5 4 10</text:p>
      <text:p text:style-name="P18">n <text:s text:c="3"/><text:tab/> t(n) <text:s/><text:tab/> q(n)</text:p>
      <text:p text:style-name="P18">10 <text:s text:c="2"/><text:tab/> <text:s/>1 <text:s text:c="3"/><text:tab/> 0.01</text:p>
      <text:p text:style-name="P18">15 <text:s/><text:tab/> <text:s/>68 <text:s/><text:tab/> 0.15</text:p>
      <text:p text:style-name="P18">20 <text:s text:c="2"/><text:tab/> 933 <text:s/><text:tab/>1.00</text:p>
      <text:p text:style-name="P18">25<text:tab/>17328 <text:s/>4.64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9:54:42.475000000</meta:creation-date>
    <dc:date>2018-06-14T08:39:20.768000000</dc:date>
    <meta:editing-duration>PT7M21S</meta:editing-duration>
    <meta:editing-cycles>2</meta:editing-cycles>
    <meta:generator>LibreOffice/4.3.0.4$Windows_x86 LibreOffice_project/62ad5818884a2fc2e5780dd45466868d41009ec0</meta:generator>
    <meta:document-statistic meta:table-count="0" meta:image-count="0" meta:object-count="0" meta:page-count="3" meta:paragraph-count="100" meta:word-count="833" meta:character-count="5593" meta:non-whitespace-character-count="4788"/>
  </office:meta>
</office:document-meta>
</file>